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AB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B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FD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A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J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K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LV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M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AVE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AAXD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AX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AZ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E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G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I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N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O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P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R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V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W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X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B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G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H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J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S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ACOU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ACPO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AC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D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AFF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AFG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H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I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O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P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R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W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Y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Z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E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H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H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AO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EH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EW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F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G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AIS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B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N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AOZ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AP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S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TZ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U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Y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AR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BER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BBF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H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K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BKY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BNU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N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BQ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S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BBU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BW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BX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Y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ZQ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ZX</text:p>
          </table:table-cell>
          <table:table-cell office:value-type="string" calcext:value-type="string">
            <text:p>AOI14</text:p>
          </table:table-cell>
          <table:table-cell/>
        </table:table-row>
        <table:table-row table:style-name="ro1">
          <table:table-cell office:value-type="string" calcext:value-type="string">
            <text:p>BCDB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BCFJ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BCGJ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BC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AR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BFCS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BFD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I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M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O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T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X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Y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Z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A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A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I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A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CABL</text:p>
          </table:table-cell>
          <table:table-cell office:value-type="string" calcext:value-type="string">
            <text:p>OAI_112</text:p>
          </table:table-cell>
          <table:table-cell/>
        </table:table-row>
        <table:table-row table:style-name="ro1">
          <table:table-cell office:value-type="string" calcext:value-type="string">
            <text:p>CACL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CT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CW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D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O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CAFH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HN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JX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CAK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AK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K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N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Q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R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ARY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AWC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W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XV</text:p>
          </table:table-cell>
          <table:table-cell office:value-type="string" calcext:value-type="string">
            <text:p>NOR4</text:p>
          </table:table-cell>
          <table:table-cell/>
        </table:table-row>
        <table:table-row table:style-name="ro1">
          <table:table-cell office:value-type="string" calcext:value-type="string">
            <text:p>CAXW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Z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ZD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BA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CBB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E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M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BI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B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DM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CFE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CF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G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H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K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M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S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T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T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V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Z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GA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CG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D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D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D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E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J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J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K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PF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TD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TZ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VA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D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E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E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FT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F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HA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DBIS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JW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I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VA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WG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BZJ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CB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CD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CF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DCFQ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DCI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AA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AF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BW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DFF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I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I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M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T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U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X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X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Y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Z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A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B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D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D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E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G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L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G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C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EJ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H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LH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Q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V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NE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OI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EAPY</text:p>
          </table:table-cell>
          <table:table-cell office:value-type="string" calcext:value-type="string">
            <text:p>NOR8</text:p>
          </table:table-cell>
          <table:table-cell/>
        </table:table-row>
        <table:table-row table:style-name="ro1">
          <table:table-cell office:value-type="string" calcext:value-type="string">
            <text:p>EAR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S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V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AXC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B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CS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EBM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M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O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Q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EBRW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EBS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V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X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E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LE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CM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Q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E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FE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FE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FG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EFHT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EF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N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O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T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U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V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W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Y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Y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D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E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G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EG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A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D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FX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H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I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JN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L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AM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AO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AS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T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UH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YT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Z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ZZ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AC</text:p>
          </table:table-cell>
          <table:table-cell office:value-type="string" calcext:value-type="string">
            <text:p>AOI14</text:p>
          </table:table-cell>
          <table:table-cell/>
        </table:table-row>
        <table:table-row table:style-name="ro1">
          <table:table-cell office:value-type="string" calcext:value-type="string">
            <text:p>FBB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F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BII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BK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BM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NP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P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P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SD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S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FBTA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FBWK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F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CV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G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H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FFJ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K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L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FF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P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Q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Q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V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V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B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C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F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G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J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J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GK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J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AL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N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O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S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T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V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GAX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AY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GAZ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B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B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DX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BE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GBGK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GB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K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P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Q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TC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GBTL</text:p>
          </table:table-cell>
          <table:table-cell office:value-type="string" calcext:value-type="string">
            <text:p>BUF</text:p>
          </table:table-cell>
          <table:table-cell/>
        </table:table-row>
        <table:table-row table:style-name="ro1">
          <table:table-cell office:value-type="string" calcext:value-type="string">
            <text:p>GB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FA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FE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I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J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K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L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L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O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S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U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V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FW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W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A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C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D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F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H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J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K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M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N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O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R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W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Y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H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AI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AB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C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E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GP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J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K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AMT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HAN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AN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P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Q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S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UU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HAX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X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Z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CA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HBC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EP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HBF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G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G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P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BQ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Q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A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C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D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E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H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J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O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O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P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Q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S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T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W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FY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D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F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G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H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G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GL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GM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HGN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HGR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R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U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D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HE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F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H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H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K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HK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H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HO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HO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T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X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BF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B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HIEP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HIF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G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L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L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O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P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P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AG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IAN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O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AO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Q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Q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Q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R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R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IAR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A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U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AY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A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E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G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H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K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N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BNQ</text:p>
          </table:table-cell>
          <table:table-cell office:value-type="string" calcext:value-type="string">
            <text:p>DEMUX ?</text:p>
          </table:table-cell>
          <table:table-cell/>
        </table:table-row>
        <table:table-row table:style-name="ro1">
          <table:table-cell office:value-type="string" calcext:value-type="string">
            <text:p>IBP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BPR</text:p>
          </table:table-cell>
          <table:table-cell office:value-type="string" calcext:value-type="string">
            <text:p>NOT </text:p>
          </table:table-cell>
          <table:table-cell/>
        </table:table-row>
        <table:table-row table:style-name="ro1">
          <table:table-cell office:value-type="string" calcext:value-type="string">
            <text:p>IBP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BSM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IBTS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IBU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UD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W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I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C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C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E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F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I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M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M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Q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U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V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W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X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Y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YU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FZ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A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D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D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F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H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J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K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L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M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OJ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OK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Q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ST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U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V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A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AEZ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G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G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H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KD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JA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M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Q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U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W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X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JBC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JBD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D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G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BI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BI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NA</text:p>
          </table:table-cell>
          <table:table-cell office:value-type="string" calcext:value-type="string">
            <text:p>OAI112</text:p>
          </table:table-cell>
          <table:table-cell/>
        </table:table-row>
        <table:table-row table:style-name="ro1">
          <table:table-cell office:value-type="string" calcext:value-type="string">
            <text:p>JBN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P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Q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S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BS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JBTI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JB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C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CT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D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D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G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HM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KA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K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L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L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Q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R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RL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S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C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GN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J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J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M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O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R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SQ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V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Y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Y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Y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Y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AA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B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C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D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D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J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M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O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S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S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T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V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A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AD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E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F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H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AQE</text:p>
          </table:table-cell>
          <table:table-cell office:value-type="string" calcext:value-type="string">
            <text:p>OAI13</text:p>
          </table:table-cell>
          <table:table-cell/>
        </table:table-row>
        <table:table-row table:style-name="ro1">
          <table:table-cell office:value-type="string" calcext:value-type="string">
            <text:p>KARA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KAR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V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WL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X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K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L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BNZ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KBO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KBP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KBS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TC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KBT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U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KBV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KB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FB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FCL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FC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F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G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MZ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OX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Q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Y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ZV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F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GW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H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M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N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N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RM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R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S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V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X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Z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Z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A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R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S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T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XL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Y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Z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A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CH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ID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ID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D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G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K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R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S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TX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Y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Z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C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G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G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H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H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O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O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BO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Q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W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BXR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LB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I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CL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LCL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N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PE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CS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LCSU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LCW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DA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D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DR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LFDU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FC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FN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HO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H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FIH</text:p>
          </table:table-cell>
          <table:table-cell office:value-type="string" calcext:value-type="string">
            <text:p>IAO22</text:p>
          </table:table-cell>
          <table:table-cell/>
        </table:table-row>
        <table:table-row table:style-name="ro1">
          <table:table-cell office:value-type="string" calcext:value-type="string">
            <text:p>LFI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FJB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J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LFLW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M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NM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NW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QZ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RR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U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A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B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G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G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G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H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J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M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O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AO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V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W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W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X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MBB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C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D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BEM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MBL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MBN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PY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BR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S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UP</text:p>
          </table:table-cell>
          <table:table-cell office:value-type="string" calcext:value-type="string">
            <text:p>AOI_22</text:p>
          </table:table-cell>
          <table:table-cell/>
        </table:table-row>
        <table:table-row table:style-name="ro1">
          <table:table-cell office:value-type="string" calcext:value-type="string">
            <text:p>MBX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Z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CBW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MCCZ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A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FD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G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JI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MC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N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R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S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S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U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U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BP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C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D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FY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HC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J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JX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J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N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Q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QM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Q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RL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S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T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GTU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I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GZ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HCW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HD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EA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EI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EK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E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G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G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M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OR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O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QP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T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V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VV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W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X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A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C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D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D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EE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FC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I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K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AEN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NAG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J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P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AP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AQ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U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B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C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E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H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H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I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I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I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J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BJ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P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QA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R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S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U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W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W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NB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NBZ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ZE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NC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C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BB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NFBN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C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FC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J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J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K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OI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Q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RO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R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S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S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VQ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W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WE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W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X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FYA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NFY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GAK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BH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GBN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GZ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L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GN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N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Q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GQ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S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GV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Z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CN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H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H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J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P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R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S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T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UE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V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A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ACG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CI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CU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H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OAL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MJ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NM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N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O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AR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AT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T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AUS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OAX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Y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E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H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I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BN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BNU</text:p>
          </table:table-cell>
          <table:table-cell office:value-type="string" calcext:value-type="string">
            <text:p>OAI_2222</text:p>
          </table:table-cell>
          <table:table-cell/>
        </table:table-row>
        <table:table-row table:style-name="ro1">
          <table:table-cell office:value-type="string" calcext:value-type="string">
            <text:p>OBR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WM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OBX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B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DM</text:p>
          </table:table-cell>
          <table:table-cell office:value-type="string" calcext:value-type="string">
            <text:p>AOI33</text:p>
          </table:table-cell>
          <table:table-cell/>
        </table:table-row>
        <table:table-row table:style-name="ro1">
          <table:table-cell office:value-type="string" calcext:value-type="string">
            <text:p>OCE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CH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KT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OC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L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M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CO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Q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RQ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R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S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CTG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OCTS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OCV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WB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OCXI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ODE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DI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JG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ODKA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ODN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DQ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QZ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ODSH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ODSN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VU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ODWA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ODWF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ODY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DY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DY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DY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D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EA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EAP</text:p>
          </table:table-cell>
          <table:table-cell office:value-type="string" calcext:value-type="string">
            <text:p>MORETRIBUFFS</text:p>
          </table:table-cell>
          <table:table-cell/>
        </table:table-row>
        <table:table-row table:style-name="ro1">
          <table:table-cell office:value-type="string" calcext:value-type="string">
            <text:p>OEBY</text:p>
          </table:table-cell>
          <table:table-cell office:value-type="string" calcext:value-type="string">
            <text:p>MORETRIBUFFS</text:p>
          </table:table-cell>
          <table:table-cell/>
        </table:table-row>
        <table:table-row table:style-name="ro1">
          <table:table-cell office:value-type="string" calcext:value-type="string">
            <text:p>OECW</text:p>
          </table:table-cell>
          <table:table-cell office:value-type="string" calcext:value-type="string">
            <text:p>MORETRIBUFFS</text:p>
          </table:table-cell>
          <table:table-cell/>
        </table:table-row>
        <table:table-row table:style-name="ro1">
          <table:table-cell office:value-type="string" calcext:value-type="string">
            <text:p>OEFL</text:p>
          </table:table-cell>
          <table:table-cell office:value-type="string" calcext:value-type="string">
            <text:p>MORETRIBUFFS</text:p>
          </table:table-cell>
          <table:table-cell/>
        </table:table-row>
        <table:table-row table:style-name="ro1">
          <table:table-cell office:value-type="string" calcext:value-type="string">
            <text:p>OEFO</text:p>
          </table:table-cell>
          <table:table-cell office:value-type="string" calcext:value-type="string">
            <text:p>MORETRIBUFFS</text:p>
          </table:table-cell>
          <table:table-cell/>
        </table:table-row>
        <table:table-row table:style-name="ro1">
          <table:table-cell office:value-type="string" calcext:value-type="string">
            <text:p>OEFW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string" calcext:value-type="string">
            <text:p>OE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DW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E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E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M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S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W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W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Z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A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HD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HO</text:p>
          </table:table-cell>
          <table:table-cell office:value-type="string" calcext:value-type="string">
            <text:p>NAND6</text:p>
          </table:table-cell>
          <table:table-cell/>
        </table:table-row>
        <table:table-row table:style-name="ro1">
          <table:table-cell office:value-type="string" calcext:value-type="string">
            <text:p>PBH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K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P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X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AA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BF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QAG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S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K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AMR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N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T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QAU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Z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B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BT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C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C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D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DE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QBH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JL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K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O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PR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R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S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V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Z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C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A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F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G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I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O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PE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R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R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S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WO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Z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A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B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C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F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K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M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P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R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RR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S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T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T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VA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C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H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IG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AL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M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O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O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AU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EK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F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SBH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BJ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BM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QS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R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AD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AAM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AHS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AIV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AKJ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AK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MH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N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Q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S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V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XO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BAF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BFB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M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BO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P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TBT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U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TBV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TB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A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FT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AWA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M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P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F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T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F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GJ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M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N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P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B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A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C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U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VAK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M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Q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S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S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AW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W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X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Y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B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C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H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I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A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WAJ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M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WAO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R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AT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AW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WAX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AY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ZZ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E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I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N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WB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R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U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X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CFG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J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LL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A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XAB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C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F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G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I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J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N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AOP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AR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N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D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FC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A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YAO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A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P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R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R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U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V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W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W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B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K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N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O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O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AT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ZAC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ZAE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G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I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I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K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L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P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P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Q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V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X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Y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B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E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K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M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ZB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YU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7:02:18.022043322</meta:creation-date>
    <dc:date>2023-06-27T12:57:15.203781951</dc:date>
    <meta:editing-duration>P3DT4H20M31S</meta:editing-duration>
    <meta:editing-cycles>64</meta:editing-cycles>
    <meta:generator>LibreOffice/7.3.7.2$Linux_X86_64 LibreOffice_project/30$Build-2</meta:generator>
    <meta:document-statistic meta:table-count="1" meta:cell-count="11214" meta:object-count="0"/>
  </office:meta>
</office:document-meta>
</file>